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Tiempos LDE">
        <table:table-column table:number-columns-repeated="4"/>
        <table:table-row>
          <table:table-cell>
            <text:p>Operación</text:p>
          </table:table-cell>
          <table:table-cell>
            <text:p>10000</text:p>
          </table:table-cell>
          <table:table-cell>
            <text:p>20000</text:p>
          </table:table-cell>
          <table:table-cell>
            <text:p>30000</text:p>
          </table:table-cell>
          <table:table-cell>
            <text:p>40000</text:p>
          </table:table-cell>
          <table:table-cell>
            <text:p>50000</text:p>
          </table:table-cell>
          <table:table-cell>
            <text:p>60000</text:p>
          </table:table-cell>
          <table:table-cell>
            <text:p>70000</text:p>
          </table:table-cell>
          <table:table-cell>
            <text:p>80000</text:p>
          </table:table-cell>
          <table:table-cell>
            <text:p>90000</text:p>
          </table:table-cell>
          <table:table-cell>
            <text:p>100000</text:p>
          </table:table-cell>
        </table:table-row>
        <table:table-row>
          <table:table-cell>
            <text:p>len</text:p>
          </table:table-cell>
          <table:table-cell>
            <text:p>2.1457672119140625e-06</text:p>
          </table:table-cell>
          <table:table-cell>
            <text:p>3.337860107421875e-06</text:p>
          </table:table-cell>
          <table:table-cell>
            <text:p>2.384185791015625e-06</text:p>
          </table:table-cell>
          <table:table-cell>
            <text:p>1.9073486328125e-06</text:p>
          </table:table-cell>
          <table:table-cell>
            <text:p>1.6689300537109375e-06</text:p>
          </table:table-cell>
          <table:table-cell>
            <text:p>2.86102294921875e-06</text:p>
          </table:table-cell>
          <table:table-cell>
            <text:p>4.291534423828125e-06</text:p>
          </table:table-cell>
          <table:table-cell>
            <text:p>2.384185791015625e-06</text:p>
          </table:table-cell>
          <table:table-cell>
            <text:p>2.1457672119140625e-06</text:p>
          </table:table-cell>
          <table:table-cell>
            <text:p>1.9073486328125e-06</text:p>
          </table:table-cell>
        </table:table-row>
        <table:table-row>
          <table:table-cell>
            <text:p>copiar</text:p>
          </table:table-cell>
          <table:table-cell>
            <text:p>0.002306222915649414</text:p>
          </table:table-cell>
          <table:table-cell>
            <text:p>0.004543304443359375</text:p>
          </table:table-cell>
          <table:table-cell>
            <text:p>0.0069158077239990234</text:p>
          </table:table-cell>
          <table:table-cell>
            <text:p>0.008666753768920898</text:p>
          </table:table-cell>
          <table:table-cell>
            <text:p>0.012230157852172852</text:p>
          </table:table-cell>
          <table:table-cell>
            <text:p>0.059995174407958984</text:p>
          </table:table-cell>
          <table:table-cell>
            <text:p>0.017317533493041992</text:p>
          </table:table-cell>
          <table:table-cell>
            <text:p>0.09727025032043457</text:p>
          </table:table-cell>
          <table:table-cell>
            <text:p>0.020624160766601562</text:p>
          </table:table-cell>
          <table:table-cell>
            <text:p>0.024531126022338867</text:p>
          </table:table-cell>
        </table:table-row>
        <table:table-row>
          <table:table-cell>
            <text:p>invertir</text:p>
          </table:table-cell>
          <table:table-cell>
            <text:p>0.0003788471221923828</text:p>
          </table:table-cell>
          <table:table-cell>
            <text:p>0.0007755756378173828</text:p>
          </table:table-cell>
          <table:table-cell>
            <text:p>0.0011200904846191406</text:p>
          </table:table-cell>
          <table:table-cell>
            <text:p>0.0015556812286376953</text:p>
          </table:table-cell>
          <table:table-cell>
            <text:p>0.001981019973754883</text:p>
          </table:table-cell>
          <table:table-cell>
            <text:p>0.0023887157440185547</text:p>
          </table:table-cell>
          <table:table-cell>
            <text:p>0.0027246475219726562</text:p>
          </table:table-cell>
          <table:table-cell>
            <text:p>0.003111600875854492</text:p>
          </table:table-cell>
          <table:table-cell>
            <text:p>0.00359344482421875</text:p>
          </table:table-cell>
          <table:table-cell>
            <text:p>0.0039422512054443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